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end" style:justify-single-word="false"/>
      <style:text-properties style:font-name="Times New Roman" officeooo:rsid="001c0dc3" officeooo:paragraph-rsid="001c0dc3"/>
    </style:style>
    <style:style style:name="P2" style:family="paragraph" style:parent-style-name="Standard">
      <style:paragraph-properties fo:line-height="200%" fo:text-align="end" style:justify-single-word="false"/>
      <style:text-properties style:font-name="Times New Roman" officeooo:rsid="001c6278" officeooo:paragraph-rsid="001c627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officeooo:rsid="001c6278" officeooo:paragraph-rsid="001c6278"/>
    </style:style>
    <style:style style:name="P4" style:family="paragraph" style:parent-style-name="Standard">
      <style:paragraph-properties fo:line-height="200%" fo:text-align="start" style:justify-single-word="false"/>
      <style:text-properties style:font-name="Times New Roman" officeooo:rsid="001c6278" officeooo:paragraph-rsid="001c6278"/>
    </style:style>
    <style:style style:name="P5" style:family="paragraph" style:parent-style-name="Standard" style:list-style-name="L1">
      <style:paragraph-properties fo:line-height="200%" fo:text-align="start" style:justify-single-word="false"/>
      <style:text-properties style:font-name="Times New Roman" officeooo:rsid="001c6278" officeooo:paragraph-rsid="001c627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301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301b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nveer Salim</text:p>
      <text:p text:style-name="P2">RISA</text:p>
      <text:p text:style-name="P2">October 7, 2019</text:p>
      <text:p text:style-name="P3">Search Engine Design</text:p>
      <text:p text:style-name="P4">Text Compression Algorithm: </text:p>
      <text:list xml:id="list1158605224" text:style-name="L1">
        <text:list-item>
          <text:p text:style-name="P5">Use Huffman Encoding at first. If you have never experienced compression algorithms before consider learning this encoding algorithm first. According to the work “Managing Gigabytes”, this is the best <text:span text:style-name="T1">text compression </text:span><text:span text:style-name="T3">algorithm.</text:span></text:p>
        </text:list-item>
        <text:list-item>
          <text:p text:style-name="P5"><text:span text:style-name="T3">Next, learn Arithmetic Encoding. </text:span><text:span text:style-name="T4">This is the best overall compression algorithm for </text:span><text:span text:style-name="T2">images only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7T21:18:38.651000000</meta:creation-date>
    <dc:date>2019-10-07T21:22:50.074000000</dc:date>
    <meta:editing-duration>PT4M11S</meta:editing-duration>
    <meta:editing-cycles>3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7" meta:word-count="60" meta:character-count="408" meta:non-whitespace-character-count="356"/>
  </office:meta>
</office:document-meta>
</file>